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444cm" fo:min-width="3.092cm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3.09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4" style:family="graphic" style:parent-style-name="objectwithoutfill">
      <style:graphic-properties draw:marker-end="Circle" draw:fill="none" draw:textarea-vertical-align="middle"/>
    </style:style>
    <style:style style:name="gr5" style:family="graphic" style:parent-style-name="objectwithoutfill">
      <style:graphic-properties draw:marker-start="Circle" draw:marker-end="Circle" draw:fill="none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0cm" fo:min-width="2.0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3.31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0.004cm" fo:min-width="0.00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0cm" fo:min-width="0.042cm"/>
    </style:style>
    <style:style style:name="gr1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objectwithoutfill">
      <style:graphic-properties svg:stroke-color="#0066ff" draw:fill="none" draw:textarea-vertical-align="middle"/>
    </style:style>
    <style:style style:name="gr16" style:family="graphic" style:parent-style-name="standard">
      <style:graphic-properties svg:stroke-width="0.053cm" svg:stroke-color="#ff99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cc00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643cm"/>
    </style:style>
    <style:style style:name="gr19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00cc00" draw:textarea-horizontal-align="justify" draw:textarea-vertical-align="middle" draw:auto-grow-height="false" fo:min-height="0cm" fo:min-width="0.039cm"/>
    </style:style>
    <style:style style:name="gr21" style:family="graphic" style:parent-style-name="standard">
      <style:graphic-properties draw:fill-color="#00cc00" draw:textarea-horizontal-align="justify" draw:textarea-vertical-align="middle" draw:auto-grow-height="false" fo:min-height="0cm" fo:min-width="0.135cm"/>
    </style:style>
    <style:style style:name="gr22" style:family="graphic" style:parent-style-name="standard">
      <style:graphic-properties draw:textarea-horizontal-align="justify" draw:textarea-vertical-align="middle" draw:auto-grow-height="false" fo:min-height="0.131cm" fo:min-width="1.532cm"/>
    </style:style>
    <style:style style:name="gr23" style:family="graphic" style:parent-style-name="standard">
      <style:graphic-properties draw:fill-color="#ff6600" draw:textarea-horizontal-align="justify" draw:textarea-vertical-align="middle" draw:auto-grow-height="false" fo:min-height="0.131cm" fo:min-width="0cm"/>
    </style:style>
    <style:style style:name="gr24" style:family="graphic" style:parent-style-name="standard">
      <style:graphic-properties draw:fill-color="#00cc00" draw:textarea-horizontal-align="justify" draw:textarea-vertical-align="middle" draw:auto-grow-height="false" fo:min-height="0.131cm" fo:min-width="0cm"/>
    </style:style>
    <style:style style:name="gr25" style:family="graphic" style:parent-style-name="standard">
      <style:graphic-properties draw:fill-color="#3465a4" draw:textarea-horizontal-align="justify" draw:textarea-vertical-align="middle" draw:auto-grow-height="false" fo:min-height="0.131cm" fo:min-width="1.02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131cm" fo:min-width="1.532cm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131cm" fo:min-width="0.262cm"/>
    </style:style>
    <style:style style:name="gr28" style:family="graphic" style:parent-style-name="standard">
      <style:graphic-properties draw:fill-color="#ff9900"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-color="#3465a4" draw:textarea-horizontal-align="justify" draw:textarea-vertical-align="middle" draw:auto-grow-height="false" fo:min-height="0.131cm" fo:min-width="0.17cm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ff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2.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3.81cm" svg:x="10.552cm" svg:y="10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3.81cm" svg:x="3.54cm" svg:y="1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08cm" svg:height="1.016cm" svg:x="2.27cm" svg:y="6.31cm">
          <draw:text-box>
            <text:p text:style-name="P1">Application</text:p>
          </draw:text-box>
        </draw:frame>
        <draw:frame draw:style-name="gr3" draw:text-style-name="P2" draw:layer="layout" svg:width="5.08cm" svg:height="1.016cm" svg:x="10.57cm" svg:y="9.566cm">
          <draw:text-box>
            <text:p text:style-name="P1">Algorithm</text:p>
          </draw:text-box>
        </draw:frame>
        <draw:frame draw:style-name="gr3" draw:text-style-name="P2" draw:layer="layout" svg:width="5.08cm" svg:height="1.016cm" svg:x="3.57cm" svg:y="13.956cm">
          <draw:text-box>
            <text:p text:style-name="P1">Architecture</text:p>
          </draw:text-box>
        </draw:frame>
        <draw:path draw:style-name="gr4" draw:text-style-name="P3" draw:layer="layout" svg:width="7.365cm" svg:height="3.301cm" svg:x="4.81cm" svg:y="9.255cm" svg:viewBox="0 0 7366 3302" svg:d="M0 0c6350 0 7366 3302 7366 3302">
          <text:p/>
        </draw:path>
        <draw:path draw:style-name="gr5" draw:text-style-name="P3" draw:layer="layout" svg:width="9.143cm" svg:height="2.285cm" svg:x="4.81cm" svg:y="9.255cm" svg:viewBox="0 0 9144 2286" svg:d="M0 0c6350 0 9144 2286 9144 2286">
          <text:p/>
        </draw:path>
        <draw:path draw:style-name="gr4" draw:text-style-name="P3" draw:layer="layout" svg:width="8.762cm" svg:height="3.301cm" svg:x="5.064cm" svg:y="9.255cm" svg:viewBox="0 0 8763 3302" svg:d="M0 0c6171 0 8763 3302 8763 3302">
          <text:p/>
        </draw:path>
        <draw:custom-shape draw:style-name="gr6" draw:text-style-name="P3" draw:layer="layout" svg:width="0.635cm" svg:height="0.635cm" svg:x="11.814cm" svg:y="1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5.079cm" svg:height="4.825cm" draw:transform="rotate (-1.5707963267949) translate (12.303cm 12.557cm)" svg:viewBox="0 0 5080 4826" svg:d="M0 0c3048 0 5080 4826 5080 4826">
          <text:p/>
        </draw:path>
        <draw:path draw:style-name="gr4" draw:text-style-name="P3" draw:layer="layout" svg:width="4.825cm" svg:height="5.333cm" draw:transform="rotate (-1.5707963267949) translate (12.176cm 12.557cm)" svg:viewBox="0 0 4826 5334" svg:d="M0 0c2921 0 4826 5334 4826 5334">
          <text:p/>
        </draw:path>
        <draw:path draw:style-name="gr4" draw:text-style-name="P3" draw:layer="layout" svg:width="4.19cm" svg:height="4.444cm" draw:transform="rotate (-1.5707963267949) translate (11.922cm 12.303cm)" svg:viewBox="0 0 4191 4445" svg:d="M0 0c3175 0 4191 4445 4191 4445">
          <text:p/>
        </draw:path>
      </draw:page>
      <draw:page draw:name="page2" draw:style-name="dp1" draw:master-page-name="Default">
        <draw:custom-shape draw:style-name="gr7" draw:text-style-name="P4" draw:layer="layout" svg:width="2.54cm" svg:height="0.127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127cm" svg:x="3.54cm" svg:y="5.4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4.556cm" svg:y="8.4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7.096cm" svg:y="8.493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81cm" svg:y1="8.747cm" svg:x2="7.35cm" svg:y2="6.207cm">
          <text:p/>
        </draw:line>
        <draw:line draw:style-name="gr10" draw:text-style-name="P3" draw:layer="layout" svg:x1="4.81cm" svg:y1="8.747cm" svg:x2="3.54cm" svg:y2="7.477cm">
          <text:p/>
        </draw:line>
        <draw:line draw:style-name="gr10" draw:text-style-name="P3" draw:layer="layout" svg:x1="7.35cm" svg:y1="8.747cm" svg:x2="4.195cm" svg:y2="5.591cm">
          <text:p/>
        </draw:line>
        <draw:line draw:style-name="gr10" draw:text-style-name="P3" draw:layer="layout" svg:x1="7.35cm" svg:y1="8.747cm" svg:x2="8.62cm" svg:y2="7.477cm">
          <text:p/>
        </draw:line>
        <draw:line draw:style-name="gr11" draw:text-style-name="P3" draw:layer="layout" svg:x1="7.35cm" svg:y1="8.747cm" svg:x2="5.773cm" svg:y2="5.591cm">
          <text:p/>
        </draw:line>
        <draw:line draw:style-name="gr11" draw:text-style-name="P3" draw:layer="layout" svg:x1="4.81cm" svg:y1="8.747cm" svg:x2="6.316cm" svg:y2="5.585cm">
          <text:p/>
        </draw:line>
        <draw:custom-shape draw:style-name="gr12" draw:text-style-name="P6" draw:layer="layout" svg:width="0.542cm" svg:height="0.127cm" svg:x="5.772cm" svg:y="5.4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4.175cm" svg:y="12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6.715cm" svg:y="12.938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429cm" svg:y1="13.192cm" svg:x2="6.969cm" svg:y2="10.652cm">
          <text:p/>
        </draw:line>
        <draw:line draw:style-name="gr10" draw:text-style-name="P3" draw:layer="layout" svg:x1="4.429cm" svg:y1="13.192cm" svg:x2="3.159cm" svg:y2="11.922cm">
          <text:p/>
        </draw:line>
        <draw:line draw:style-name="gr10" draw:text-style-name="P3" draw:layer="layout" svg:x1="6.969cm" svg:y1="13.192cm" svg:x2="4.43cm" svg:y2="10.652cm">
          <text:p/>
        </draw:line>
        <draw:line draw:style-name="gr10" draw:text-style-name="P3" draw:layer="layout" svg:x1="6.969cm" svg:y1="13.192cm" svg:x2="8.239cm" svg:y2="11.922cm">
          <text:p/>
        </draw:line>
        <draw:custom-shape draw:style-name="gr13" draw:text-style-name="P1" draw:layer="layout" svg:width="1.016cm" svg:height="1.016cm" svg:x="5.191cm" svg:y="10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969cm" svg:y1="13.192cm" svg:x2="5.261cm" svg:y2="11.01cm">
          <text:p/>
        </draw:line>
        <draw:line draw:style-name="gr14" draw:text-style-name="P3" draw:layer="layout" svg:x1="6.969cm" svg:y1="13.192cm" svg:x2="6.207cm" svg:y2="10.652cm">
          <text:p/>
        </draw:line>
        <draw:line draw:style-name="gr15" draw:text-style-name="P3" draw:layer="layout" svg:x1="4.429cm" svg:y1="13.192cm" svg:x2="6.135cm" svg:y2="11.01cm">
          <text:p/>
        </draw:line>
        <draw:line draw:style-name="gr15" draw:text-style-name="P3" draw:layer="layout" svg:x1="4.429cm" svg:y1="13.192cm" svg:x2="5.191cm" svg:y2="10.652cm">
          <text:p/>
        </draw:line>
        <draw:circle draw:style-name="gr16" draw:text-style-name="P1" draw:layer="layout" svg:width="1.016cm" svg:height="1.016cm" svg:x="5.191cm" svg:y="10.219cm" draw:kind="arc" draw:start-angle="173.94" draw:end-angle="210.41">
          <text:p/>
        </draw:circle>
        <draw:circle draw:style-name="gr17" draw:text-style-name="P1" draw:layer="layout" svg:width="1.016cm" svg:height="1.016cm" svg:x="5.191cm" svg:y="10.239cm" draw:kind="arc" draw:start-angle="327.54" draw:end-angle="5.87">
          <text:p/>
        </draw:circle>
        <draw:custom-shape draw:style-name="gr7" draw:text-style-name="P4" draw:layer="layout" svg:width="2.54cm" svg:height="0.127cm" svg:x="5.545cm" svg:y="16.1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127cm" svg:x="2.905cm" svg:y="15.2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3.921cm" svg:y="18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6.461cm" svg:y="18.272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175cm" svg:y1="18.526cm" svg:x2="6.415cm" svg:y2="16.286cm">
          <text:p/>
        </draw:line>
        <draw:line draw:style-name="gr10" draw:text-style-name="P3" draw:layer="layout" svg:x1="4.175cm" svg:y1="18.526cm" svg:x2="2.905cm" svg:y2="17.256cm">
          <text:p/>
        </draw:line>
        <draw:line draw:style-name="gr10" draw:text-style-name="P3" draw:layer="layout" svg:x1="6.715cm" svg:y1="18.526cm" svg:x2="3.56cm" svg:y2="15.37cm">
          <text:p/>
        </draw:line>
        <draw:line draw:style-name="gr10" draw:text-style-name="P3" draw:layer="layout" svg:x1="6.715cm" svg:y1="18.526cm" svg:x2="7.985cm" svg:y2="17.256cm">
          <text:p/>
        </draw:line>
        <draw:line draw:style-name="gr11" draw:text-style-name="P3" draw:layer="layout" svg:x1="6.715cm" svg:y1="18.526cm" svg:x2="5.064cm" svg:y2="15.366cm">
          <text:p/>
        </draw:line>
        <draw:line draw:style-name="gr11" draw:text-style-name="P3" draw:layer="layout" svg:x1="4.175cm" svg:y1="18.526cm" svg:x2="5.699cm" svg:y2="15.893cm">
          <text:p/>
        </draw:line>
        <draw:custom-shape draw:style-name="gr18" draw:text-style-name="P1" draw:layer="layout" svg:width="1.143cm" svg:height="0.127cm" svg:x="5.445cm" svg:y="15.759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4.175cm" svg:y1="18.526cm" svg:x2="5.606cm" svg:y2="15.378cm">
          <text:p/>
        </draw:line>
        <draw:custom-shape draw:style-name="gr19" draw:text-style-name="P6" draw:layer="layout" svg:width="0.254cm" svg:height="0.127cm" svg:x="5.445cm" svg:y="15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0.539cm" svg:height="0.127cm" svg:x="5.064cm" svg:y="15.2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635cm" svg:height="0.127cm" svg:x="3.54cm" svg:y="5.4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032cm" svg:height="0.381cm" svg:x="3.794cm" svg:y="8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032cm" svg:height="0.381cm" svg:x="6.334cm" svg:y="8.8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338cm" svg:height="0.381cm" svg:x="4.81cm" svg:y="8.8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338cm" svg:height="0.381cm" svg:x="3.794cm" svg:y="8.8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524cm" svg:height="0.381cm" svg:x="6.842cm" svg:y="8.8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032cm" svg:height="0.381cm" svg:x="3.42cm" svg:y="13.3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2.032cm" svg:height="0.381cm" svg:x="5.956cm" svg:y="13.3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762cm" svg:height="0.381cm" svg:x="4.429cm" svg:y="13.3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0.762cm" svg:height="0.381cm" svg:x="6.207cm" svg:y="13.3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189cm" svg:height="0.381cm" svg:x="4.429cm" svg:y="13.3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189cm" svg:height="0.381cm" svg:x="6.781cm" svg:y="13.3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032cm" svg:height="0.381cm" svg:x="3.168cm" svg:y="18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032cm" svg:height="0.381cm" svg:x="5.708cm" svg:y="18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22cm" svg:height="0.381cm" svg:x="4.502cm" svg:y="18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338cm" svg:height="0.381cm" svg:x="4.168cm" svg:y="1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524cm" svg:height="0.381cm" svg:x="6.216cm" svg:y="18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0.67cm" svg:height="0.381cm" svg:x="5.148cm" svg:y="8.8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478cm" svg:height="0.381cm" svg:x="4.722cm" svg:y="18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5T11:08:43.736038000</meta:creation-date>
    <dc:date>2016-02-17T11:16:45.532966000</dc:date>
    <meta:editing-duration>P3DT8H2M41S</meta:editing-duration>
    <meta:editing-cycles>3</meta:editing-cycles>
    <meta:generator>LibreOffice/5.0.4.2$MacOSX_X86_64 LibreOffice_project/2b9802c1994aa0b7dc6079e128979269cf95bc78</meta:generator>
    <meta:document-statistic meta:object-count="70"/>
  </office:meta>
</office:document-meta>
</file>